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4.322cm" style:rel-column-width="16659*"/>
    </style:style>
    <style:style style:name="BudgetActor.B" style:family="table-column">
      <style:table-column-properties style:column-width="12.679cm" style:rel-column-width="48876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cm" fo:border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2500416" text:id="ct112500416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506560" text:id="ct11250656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2837344" text:id="ct11283734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3066864" text:id="ct11306686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3066968" text:id="ct113066968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067072" text:id="ct113067072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086328" text:id="ct113086328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3067472" text:id="ct11306747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3045680" text:id="ct113045680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13037544" text:id="ct11303754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39632" text:id="ct11303963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3240" text:id="ct113013240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3086912" text:id="ct11308691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86512" text:id="ct11308651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8968" text:id="ct11301896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9072" text:id="ct11301907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67904" text:id="ct1130679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68176" text:id="ct11306817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256" text:id="ct11309625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528" text:id="ct1130965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632" text:id="ct11309663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6904" text:id="ct11309690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097008" text:id="ct11309700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3097280" text:id="ct11309728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097384" text:id="ct1130973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119936" text:id="ct113119936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3086712" text:id="ct113086712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13100264" text:id="ct113100264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3156672" text:id="ct113156672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nanzielle Situation / <text:change-start text:change-id="ct112500416"/>self<text:change-end text:change-id="ct112500416"/></text:h>
      <text:h text:style-name="Heading_20_2" text:outline-level="2">Allgemeine Auskünfte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12506560"/>actor.header<text:change-end text:change-id="ct112506560"/><office:annotation><dc:creator>Luc Saffre</dc:creator><dc:date>2012-06-06T11:00:52</dc:date><text:p text:style-name="P5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12837344"/>actor.person<text:change-end text:change-id="ct112837344"/><office:annotation><dc:creator>Luc Saffre</dc:creator><dc:date>2012-06-06T11:03:55</dc:date><text:p text:style-name="P5"><text:span text:style-name="T2">do text if actor.person</text:span></text:p></office:annotation><text:line-break/><text:change-start text:change-id="ct113066864"/>actor.person.address_location(', ')<text:change-end text:change-id="ct113066864"/></text:p>
            <text:p text:style-name="Text_20_body"><office:annotation><dc:creator>Luc Saffre</dc:creator><dc:date>2012-06-06T11:04:42</dc:date><text:p text:style-name="P5"><text:span text:style-name="T2">do text if actor.household</text:span></text:p></office:annotation><text:change-start text:change-id="ct113066968"/>actor.household.address(', ')<text:change-end text:change-id="ct113066968"/> (<text:change-start text:change-id="ct113067072"/>actor.household.type<text:change-end text:change-id="ct113067072"/>)</text:p>
            <text:p text:style-name="Text_20_body">Kontakt: <text:change-start text:change-id="ct113086328"/>actor.partner.gsm<text:change-end text:change-id="ct113086328"/>, <text:change-start text:change-id="ct113067472"/>actor.partner.email<text:change-end text:change-id="ct113067472"/></text:p>
            <text:p text:style-name="Text_20_body"><text:change-start text:change-id="ct113045680"/>actor.remark<text:change-end text:change-id="ct113045680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change-start text:change-id="ct113037544"/>self.actor2.header<text:change-end text:change-id="ct113037544"/></text:p>
          </table:table-cell>
          <table:table-cell table:style-name="Table1.A1" office:value-type="string">
            <text:p text:style-name="P3"><text:change-start text:change-id="ct113039632"/>self.actor3.header<text:change-end text:change-id="ct113039632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</dc:date><text:p text:style-name="P5"><text:span text:style-name="T2">do table if False</text:span></text:p></office:annotation></text:p>
          </table:table-cell>
          <table:table-cell table:style-name="Table1.A1" office:value-type="string">
            <text:p text:style-name="P3"><text:change-start text:change-id="ct113013240"/>self.actor2.person<text:change-end text:change-id="ct113013240"/></text:p>
          </table:table-cell>
          <table:table-cell table:style-name="Table1.A1" office:value-type="string">
            <text:p text:style-name="P3"><text:change-start text:change-id="ct113086912"/>self.actor3.person<text:change-end text:change-id="ct113086912"/></text:p>
          </table:table-cell>
        </table:table-row>
        <table:table-row table:style-name="Table1.3">
          <table:table-cell table:style-name="Table1.A1" office:value-type="string">
            <text:p text:style-name="P3">Adresse</text:p>
          </table:table-cell>
          <table:table-cell table:style-name="Table1.A1" office:value-type="string">
            <text:p text:style-name="P3"><text:change-start text:change-id="ct113086512"/>self.actor2.partner.address_location(', ')<text:change-end text:change-id="ct113086512"/></text:p>
          </table:table-cell>
          <table:table-cell table:style-name="Table1.A1" office:value-type="string">
            <text:p text:style-name="P3"><text:change-start text:change-id="ct113018968"/>self.actor3.partner.address_location(', ')<text:change-end text:change-id="ct113018968"/></text:p>
          </table:table-cell>
        </table:table-row>
        <table:table-row table:style-name="Table1.1">
          <table:table-cell table:style-name="Table1.A1" office:value-type="string">
            <text:p text:style-name="P3">Telefon</text:p>
          </table:table-cell>
          <table:table-cell table:style-name="Table1.A1" office:value-type="string">
            <text:p text:style-name="P3"><text:change-start text:change-id="ct113019072"/>self.actor2.partner.phone<text:change-end text:change-id="ct113019072"/></text:p>
          </table:table-cell>
          <table:table-cell table:style-name="Table1.A1" office:value-type="string">
            <text:p text:style-name="Table_20_Contents"><text:change-start text:change-id="ct113067904"/>self.actor3.partner.phone<text:change-end text:change-id="ct113067904"/></text:p>
          </table:table-cell>
        </table:table-row>
        <table:table-row table:style-name="Table1.1"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P3"><text:change-start text:change-id="ct113068176"/>self.actor2.partner.email<text:change-end text:change-id="ct113068176"/></text:p>
          </table:table-cell>
          <table:table-cell table:style-name="Table1.A1" office:value-type="string">
            <text:p text:style-name="P3"><text:change-start text:change-id="ct113096256"/>self.actor3.partner.email<text:change-end text:change-id="ct113096256"/></text:p>
          </table:table-cell>
        </table:table-row>
        <table:table-row table:style-name="Table1.1">
          <table:table-cell table:style-name="Table1.A1" office:value-type="string">
            <text:p text:style-name="P3">Geburtsdatum</text:p>
          </table:table-cell>
          <table:table-cell table:style-name="Table1.A1" office:value-type="string">
            <text:p text:style-name="P3"><text:change-start text:change-id="ct113096528"/>dtos(self.actor2.person.birth_date)<text:change-end text:change-id="ct113096528"/></text:p>
          </table:table-cell>
          <table:table-cell table:style-name="Table1.A1" office:value-type="string">
            <text:p text:style-name="Table_20_Contents"><text:change-start text:change-id="ct113096632"/>dtos(self.actor3.person.birth_date)<text:change-end text:change-id="ct113096632"/></text:p>
          </table:table-cell>
        </table:table-row>
        <table:table-row table:style-name="Table1.1">
          <table:table-cell table:style-name="Table1.A1" office:value-type="string">
            <text:p text:style-name="P3">Berufliche Lage</text:p>
          </table:table-cell>
          <table:table-cell table:style-name="Table1.A1" office:value-type="string">
            <text:p text:style-name="P3"><text:change-start text:change-id="ct113096904"/>self.actor2.remark<text:change-end text:change-id="ct113096904"/></text:p>
          </table:table-cell>
          <table:table-cell table:style-name="Table1.A1" office:value-type="string">
            <text:p text:style-name="P3"><text:change-start text:change-id="ct113097008"/>self.actor3.remark<text:change-end text:change-id="ct113097008"/></text:p>
          </table:table-cell>
        </table:table-row>
        <table:table-row table:style-name="Table1.1">
          <table:table-cell table:style-name="Table1.A1" office:value-type="string">
            <text:p text:style-name="P3">Familienstand</text:p>
          </table:table-cell>
          <table:table-cell table:style-name="Table1.A1" office:value-type="string">
            <text:p text:style-name="P3"><text:change-start text:change-id="ct113097280"/>self.actor2.person.civil_state<text:change-end text:change-id="ct113097280"/></text:p>
          </table:table-cell>
          <table:table-cell table:style-name="Table1.A1" office:value-type="string">
            <text:p text:style-name="P3"><text:change-start text:change-id="ct113097384"/>self.actor3.person.civil_state<text:change-end text:change-id="ct113097384"/></text:p>
          </table:table-cell>
        </table:table-row>
        <table:table-row table:style-name="Table1.1">
          <table:table-cell table:style-name="Table1.A1" office:value-type="string">
            <text:p text:style-name="P3">Haushaltszusammensetzun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Kinder (Namen, Geburtsdaten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ERSTGESPRÄCH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.01</dc:date><text:p text:style-name="P5"><text:span text:style-name="T2">do text</text:span></text:p><text:p text:style-name="P5"><text:span text:style-name="T2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.03</dc:date><text:p><text:span text:style-name="T2">do table if False</text:span></text:p></office:annotation></text:p>
          </table:table-cell>
        </table:table-row>
      </table:table>
      <text:p text:style-name="Text_20_body"/>
      <text:section text:style-name="Sect1" text:name="Section1">
        <text:h text:style-name="Heading_20_2" text:outline-level="2"><text:change-start text:change-id="ct113119936"/>group<text:change-end text:change-id="ct113119936"/></text:h>
        <text:p text:style-name="Text_20_body">bla<office:annotation><dc:creator>Luc Saffre</dc:creator><dc:date>2012-04-21T22:46:05.03</dc:date><text:p text:style-name="P5"><text:span text:style-name="T2">do section for group in self.account_groups('IEALC')</text:span></text:p></office:annotation> <office:annotation><dc:creator>Luc Saffre</dc:creator><dc:date>2012-04-21T23:35:34.03</dc:date><text:p text:style-name="P5"><text:span text:style-name="T2">do text</text:span></text:p><text:p text:style-name="P5"><text:span text:style-name="T2">from table(self.entries_by_group(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><office:annotation><dc:creator>Luc Saffre</dc:creator><dc:date>2012-05-18T07:00:18.04</dc:date><text:p text:style-name="P5"><text:span text:style-name="T3">do text</text:span></text:p><text:p text:style-name="P5"><text:span text:style-name="T3">from table(debts.ResultByBudget.request(self))</text:span></text:p></office:annotation>bla</text:p>
      <text:p text:style-name="Standard"/>
      <text:h text:style-name="Heading_20_2" text:outline-level="2"><text:soft-page-break/>Répartition au marc-le-franc</text:h>
      <text:p text:style-name="Standard"><office:annotation><dc:creator>Luc Saffre</dc:creator><dc:date>2012-06-03T10:58:51.04</dc:date><text:p text:style-name="P5"><text:span text:style-name="T2">do text</text:span></text:p><text:p text:style-name="P5"><text:span text:style-name="T2">from table(debts.DistByBudget.request(self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.04</dc:date><text:p text:style-name="P5"><text:span text:style-name="T2">do section if self.conclusion</text:span></text:p></office:annotation>Schlussfolgerung</text:h>
        <text:p text:style-name="Standard"><text:change-start text:change-id="ct113086712"/>self.conclusion<text:change-end text:change-id="ct113086712"/></text:p>
        <text:p text:style-name="Standard"/>
      </text:section>
      <text:p text:style-name="Standard"/>
      <text:p text:style-name="Standard">Name des Schuldnerberaters: <text:change-start text:change-id="ct113100264"/>self.user<text:change-end text:change-id="ct113100264"/></text:p>
      <text:p text:style-name="P1">Budget erstellt am : <text:change-start text:change-id="ct113156672"/>dtosl(self.date)<text:change-end text:change-id="ct113156672"/></text:p>
      <text:p text:style-name="P1"><text:span text:style-name="T1">Gedruckt am </text:span><text:span text:style-name="T1"><text:date style:data-style-name="N37" text:date-value="2013-03-27T16:23:04.42">27.03.13</text:date></text:span><text:span text:style-name="T1"> um </text:span><text:span text:style-name="T1"><text:time style:data-style-name="N41" text:time-value="2013-03-27T16:23:04.42">16:08:24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3-27T16:23:04.03</dc:date>
    <dc:creator>Luc Saffre</dc:creator>
    <meta:editing-duration>PT18H30S</meta:editing-duration>
    <meta:editing-cycles>80</meta:editing-cycles>
    <meta:generator>LibreOffice/3.4$Win32 LibreOffice_project/340m1$Build-402</meta:generator>
    <meta:document-statistic meta:table-count="3" meta:image-count="0" meta:object-count="0" meta:page-count="2" meta:paragraph-count="51" meta:word-count="114" meta:character-count="1151" meta:non-whitespace-character-count="1095"/>
  </office:meta>
</office:document-meta>
</file>